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535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9445in"/>
    </style:style>
    <style:style style:name="co4" style:family="table-column">
      <style:table-column-properties fo:break-before="auto" style:column-width="0.8764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5311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progress">
      <style:table-properties table:display="true" style:writing-mode="lr-tb"/>
    </style:style>
    <style:style style:name="ta2" style:family="table" style:master-page-name="PageStyle_5f_Blad1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9537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953735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5121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gres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SPRINT <text:s/>--&gt;</text:p>
          </table:table-cell>
          <table:table-cell table:style-name="ce1"/>
          <table:table-cell table:style-name="ce6" office:value-type="date" office:date-value="2011-01-11">
            <text:p>11-Jan-11</text:p>
          </table:table-cell>
          <table:table-cell table:style-name="ce6" office:value-type="date" office:date-value="2011-01-13">
            <text:p>13-Jan-11</text:p>
          </table:table-cell>
          <table:table-cell table:style-name="ce6" office:value-type="date" office:date-value="2011-01-18">
            <text:p>18-Jan-11</text:p>
          </table:table-cell>
          <table:table-cell table:style-name="ce6" office:value-type="date" office:date-value="2011-01-20">
            <text:p>20-Jan-11</text:p>
          </table:table-cell>
          <table:table-cell table:style-name="ce6" office:value-type="date" office:date-value="2011-01-25">
            <text:p>25-Jan-11</text:p>
          </table:table-cell>
          <table:table-cell table:style-name="ce6" office:value-type="date" office:date-value="2011-01-27">
            <text:p>27-Jan-11</text:p>
          </table:table-cell>
          <table:table-cell/>
          <table:table-cell>
            <draw:frame table:end-cell-address="progress.P35" table:end-x="0.5709in" table:end-y="0.0563in" draw:z-index="0" draw:name="Grafiek 1" draw:style-name="gr1" svg:width="5.7799in" svg:height="6.6768in" svg:x="0.0295in" svg:y="0.5004in">
              <draw:object draw:notify-on-update-of-ranges="progress.B2:progress.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2" office:value-type="string">
            <text:p>Burndown (remaining work units) </text:p>
          </table:table-cell>
          <table:table-cell table:style-name="ce5" table:formula="of:=COUNTIF([.B6:.B35];&quot;unit&quot;)" office:value-type="float" office:value="25">
            <text:p>25</text:p>
          </table:table-cell>
          <table:table-cell table:style-name="ce5" table:formula="of:=[.B2]-COUNTIF([.C6:.C35];&quot;done&quot;)" office:value-type="float" office:value="23">
            <text:p>23</text:p>
          </table:table-cell>
          <table:table-cell table:style-name="ce5" table:formula="of:=[.C2]-COUNTIF([.D6:.D35];&quot;done&quot;)" office:value-type="float" office:value="22">
            <text:p>22</text:p>
          </table:table-cell>
          <table:table-cell table:style-name="ce5" table:formula="of:=[.D2]-COUNTIF([.E6:.E35];&quot;done&quot;)" office:value-type="float" office:value="18">
            <text:p>18</text:p>
          </table:table-cell>
          <table:table-cell table:style-name="ce5" table:formula="of:=[.E2]-COUNTIF([.F6:.F35];&quot;done&quot;)" office:value-type="float" office:value="17">
            <text:p>17</text:p>
          </table:table-cell>
          <table:table-cell table:style-name="ce5" table:formula="of:=[.F2]-COUNTIF([.G6:.G35];&quot;done&quot;)" office:value-type="float" office:value="17">
            <text:p>17</text:p>
          </table:table-cell>
          <table:table-cell table:style-name="ce5" table:formula="of:=[.G2]-COUNTIF([.H6:.H35];&quot;done&quot;)" office:value-type="float" office:value="17">
            <text:p>1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WORK UNITS</text:p>
          </table:table-cell>
          <table:table-cell table:number-columns-repeated="102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>
          <table:table-cell table:style-name="ce3" office:value-type="string">
            <text:p>Opdracht 1.1</text:p>
          </table:table-cell>
          <table:table-cell office:value-type="string">
            <text:p>unit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dracht 1.2</text:p>
          </table:table-cell>
          <table:table-cell office:value-type="string">
            <text:p>unit</text:p>
          </table:table-cell>
          <table:table-cell table:style-name="ce7"/>
          <table:table-cell office:value-type="string">
            <text:p>done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checken of we alle methoden wel hebben</text:p>
          </table:table-cell>
          <table:table-cell office:value-type="string">
            <text:p>unit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Klassen, methoden en attributen omzetten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1.3 implementatie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Bart doen: 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. Time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System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Coordinato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Teache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Administrato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Rutger doen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. Parent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Scheduled Tasks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LunchSchedule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 Date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 Lunch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. LunchGroup</text:p>
          </table:table-cell>
          <table:table-cell office:value-type="string">
            <text:p>unit</text:p>
          </table:table-cell>
          <table:table-cell table:number-columns-repeated="3"/>
          <table:table-cell office:value-type="string">
            <text:p>don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rnold doen: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. RegistrationManage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RegistrationData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CostScheme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StandardScheme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PayUpFrontScheme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Arno doen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. Use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Availability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Swap Request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UserDecorato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Child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. Class (bestaande uit Child(ren))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1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table:number-columns-repeated="4" office:value-type="float" office:value="22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Blad1.P28" table:end-x="0.102in" table:end-y="0.0728in" draw:z-index="0" draw:name="Grafiek 2" draw:style-name="gr1" svg:width="6.6512in" svg:height="2.8106in" svg:x="0.4358in" svg:y="0.1681in">
              <draw:object draw:notify-on-update-of-ranges="Blad1.B2:Blad1.G2 Blad1.B3:Blad1.G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3" table:print="false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12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" style:display-name="PageStyle_progr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1-20T12:25:09</dc:date>
    <dc:creator>Bart Spaans</dc:creator>
    <meta:editing-duration>PT00H06M56S</meta:editing-duration>
    <meta:editing-cycles>3</meta:editing-cycles>
    <meta:document-statistic meta:table-count="3" meta:cell-count="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682cm" svg:height="16.96cm" xlink:href=".." chart:class="chart:line" chart:style-name="ch1">
        <chart:title svg:x="5.542cm" svg:y="0.34cm" chart:style-name="ch2">
          <text:p>Burndown</text:p>
        </chart:title>
        <chart:plot-area chart:style-name="ch3" table:cell-range-address="progress.B2:progress.H2" svg:x="0.385cm" svg:y="1.42cm" svg:width="14.004cm" svg:height="15.201cm">
          <chart:axis chart:dimension="x" chart:name="primary-x" chart:style-name="ch4"/>
          <chart:axis chart:dimension="y" chart:name="primary-y" chart:style-name="ch5">
            <chart:title svg:x="0.294cm" svg:y="8.822cm" chart:style-name="ch6">
              <text:p>number of  remaining work units</text:p>
            </chart:title>
            <chart:grid chart:style-name="ch7" chart:class="major"/>
          </chart:axis>
          <chart:series chart:style-name="ch8" chart:values-cell-range-address="progress.B2:progress.H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25">
                <text:p text:id="progress.B2:progress.H2"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8" style:family="chart" style:data-style-name="N5000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895cm" svg:height="7.14cm" xlink:href=".." chart:class="chart:line" chart:style-name="ch1">
        <chart:legend chart:legend-position="end" svg:x="14.688cm" svg:y="2.985cm" chart:style-name="ch2"/>
        <chart:plot-area chart:style-name="ch3" table:cell-range-address="Blad1.B2:Blad1.G3" svg:x="0.337cm" svg:y="0.142cm" svg:width="14.015cm" svg:height="6.71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B2:Blad1.G2" chart:class="chart:line">
            <chart:data-point chart:repeated="6"/>
          </chart:series>
          <chart:series chart:style-name="ch8" chart:values-cell-range-address="Blad1.B3:Blad1.G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20">
                <text:p text:id="Blad1.B2:Blad1.G2"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20">
                <text:p text:id="Blad1.B3:Blad1.G3"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